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475a2" officeooo:paragraph-rsid="001475a2"/>
    </style:style>
    <style:style style:name="P6" style:family="paragraph" style:parent-style-name="Text_20_body">
      <style:text-properties officeooo:rsid="0018def5" officeooo:paragraph-rsid="0018def5"/>
    </style:style>
    <style:style style:name="P7" style:family="paragraph" style:parent-style-name="Text_20_body">
      <style:text-properties officeooo:rsid="0018def5" officeooo:paragraph-rsid="00286adc"/>
    </style:style>
    <style:style style:name="P8" style:family="paragraph" style:parent-style-name="Text_20_body">
      <style:text-properties officeooo:rsid="0018def5" officeooo:paragraph-rsid="0040f96b"/>
    </style:style>
    <style:style style:name="P9" style:family="paragraph" style:parent-style-name="Text_20_body">
      <style:text-properties officeooo:rsid="0019a9ee" officeooo:paragraph-rsid="0040f96b"/>
    </style:style>
    <style:style style:name="P10" style:family="paragraph" style:parent-style-name="Text_20_body">
      <style:text-properties officeooo:rsid="001b38d0" officeooo:paragraph-rsid="0040f96b"/>
    </style:style>
    <style:style style:name="P11" style:family="paragraph" style:parent-style-name="Text_20_body">
      <style:text-properties officeooo:rsid="001baaf4" officeooo:paragraph-rsid="0040f96b"/>
    </style:style>
    <style:style style:name="P12" style:family="paragraph" style:parent-style-name="Text_20_body">
      <style:text-properties officeooo:rsid="001baaf4" officeooo:paragraph-rsid="0041c9f2"/>
    </style:style>
    <style:style style:name="P13" style:family="paragraph" style:parent-style-name="Text_20_body">
      <style:text-properties officeooo:rsid="001baaf4" officeooo:paragraph-rsid="004294e6"/>
    </style:style>
    <style:style style:name="P14" style:family="paragraph" style:parent-style-name="Text_20_body">
      <style:text-properties officeooo:rsid="001d779c" officeooo:paragraph-rsid="001d779c"/>
    </style:style>
    <style:style style:name="P15" style:family="paragraph" style:parent-style-name="Text_20_body">
      <style:text-properties officeooo:rsid="0021fb73" officeooo:paragraph-rsid="0021fb73"/>
    </style:style>
    <style:style style:name="P16" style:family="paragraph" style:parent-style-name="Text_20_body">
      <style:text-properties officeooo:rsid="0026c358" officeooo:paragraph-rsid="0040f96b"/>
    </style:style>
    <style:style style:name="P17" style:family="paragraph" style:parent-style-name="Text_20_body">
      <style:text-properties officeooo:rsid="00339227" officeooo:paragraph-rsid="00339227"/>
    </style:style>
    <style:style style:name="P18" style:family="paragraph" style:parent-style-name="Text_20_body">
      <style:text-properties officeooo:rsid="00343a3e" officeooo:paragraph-rsid="00343a3e"/>
    </style:style>
    <style:style style:name="P19" style:family="paragraph" style:parent-style-name="Text_20_body">
      <style:text-properties officeooo:rsid="003522ca" officeooo:paragraph-rsid="003522ca"/>
    </style:style>
    <style:style style:name="P20" style:family="paragraph" style:parent-style-name="Text_20_body">
      <style:text-properties officeooo:rsid="003c1dd4" officeooo:paragraph-rsid="003c1dd4"/>
    </style:style>
    <style:style style:name="P21" style:family="paragraph" style:parent-style-name="Text_20_body">
      <style:text-properties officeooo:rsid="0035dcb2" officeooo:paragraph-rsid="0040f96b"/>
    </style:style>
    <style:style style:name="P22" style:family="paragraph" style:parent-style-name="Standard">
      <style:text-properties officeooo:rsid="001475a2" officeooo:paragraph-rsid="001475a2"/>
    </style:style>
    <style:style style:name="P23" style:family="paragraph" style:parent-style-name="Heading_20_2">
      <style:text-properties officeooo:rsid="0010ebd4" officeooo:paragraph-rsid="0010ebd4"/>
    </style:style>
    <style:style style:name="P24" style:family="paragraph" style:parent-style-name="Heading_20_1">
      <style:paragraph-properties fo:text-align="center" style:justify-single-word="false"/>
    </style:style>
    <style:style style:name="P25" style:family="paragraph" style:parent-style-name="Text_20_body" style:list-style-name="L1">
      <style:text-properties officeooo:rsid="00175dde" officeooo:paragraph-rsid="00175dde"/>
    </style:style>
    <style:style style:name="P26" style:family="paragraph" style:parent-style-name="Text_20_body" style:list-style-name="L2">
      <style:text-properties officeooo:rsid="00343a3e" officeooo:paragraph-rsid="00343a3e"/>
    </style:style>
    <style:style style:name="P27" style:family="paragraph" style:parent-style-name="Text_20_body" style:list-style-name="L3">
      <style:text-properties officeooo:rsid="00343a3e" officeooo:paragraph-rsid="0039639b"/>
    </style:style>
    <style:style style:name="P28" style:family="paragraph" style:parent-style-name="Text_20_body" style:list-style-name="L2">
      <style:text-properties officeooo:rsid="0038d44b" officeooo:paragraph-rsid="0038d44b"/>
    </style:style>
    <style:style style:name="P29" style:family="paragraph" style:parent-style-name="Text_20_body" style:list-style-name="L2">
      <style:text-properties officeooo:rsid="00229507" officeooo:paragraph-rsid="00229507"/>
    </style:style>
    <style:style style:name="P30" style:family="paragraph" style:parent-style-name="Text_20_body" style:list-style-name="L2">
      <style:text-properties officeooo:rsid="003ddf64" officeooo:paragraph-rsid="003ddf64"/>
    </style:style>
    <style:style style:name="P31" style:family="paragraph" style:parent-style-name="Text_20_body" style:list-style-name="L5">
      <style:text-properties officeooo:rsid="003ddf64" officeooo:paragraph-rsid="003ddf64"/>
    </style:style>
    <style:style style:name="P32" style:family="paragraph" style:parent-style-name="Text_20_body" style:list-style-name="L2">
      <style:text-properties officeooo:rsid="003f780c" officeooo:paragraph-rsid="003f780c"/>
    </style:style>
    <style:style style:name="P33" style:family="paragraph" style:parent-style-name="Text_20_body" style:list-style-name="L4">
      <style:text-properties officeooo:rsid="0021fb73" officeooo:paragraph-rsid="0021fb73"/>
    </style:style>
    <style:style style:name="P34" style:family="paragraph" style:parent-style-name="Text_20_body" style:list-style-name="L5">
      <style:text-properties officeooo:rsid="003a9111" officeooo:paragraph-rsid="003a9111"/>
    </style:style>
    <style:style style:name="P35" style:family="paragraph" style:parent-style-name="Text_20_body" style:list-style-name="L5">
      <style:text-properties officeooo:rsid="003ca3a0" officeooo:paragraph-rsid="003ca3a0"/>
    </style:style>
    <style:style style:name="P36" style:family="paragraph" style:parent-style-name="Text_20_body" style:list-style-name="L6">
      <style:text-properties officeooo:rsid="001baaf4" officeooo:paragraph-rsid="0040f96b"/>
    </style:style>
    <style:style style:name="P37" style:family="paragraph" style:parent-style-name="Text_20_body">
      <style:text-properties officeooo:rsid="0012d8e3" officeooo:paragraph-rsid="0012d8e3"/>
    </style:style>
    <style:style style:name="P38" style:family="paragraph" style:parent-style-name="Text_20_body">
      <style:text-properties officeooo:rsid="004427c4" officeooo:paragraph-rsid="004427c4"/>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officeooo:rsid="00140f93"/>
    </style:style>
    <style:style style:name="T2" style:family="text">
      <style:text-properties officeooo:rsid="00325591"/>
    </style:style>
    <style:style style:name="T3" style:family="text">
      <style:text-properties officeooo:rsid="0033c120"/>
    </style:style>
    <style:style style:name="T4" style:family="text">
      <style:text-properties officeooo:rsid="003522ca"/>
    </style:style>
    <style:style style:name="T5" style:family="text">
      <style:text-properties officeooo:rsid="00370eb2"/>
    </style:style>
    <style:style style:name="T6" style:family="text">
      <style:text-properties officeooo:rsid="0037ca70"/>
    </style:style>
    <style:style style:name="T7" style:family="text">
      <style:text-properties officeooo:rsid="003a9111"/>
    </style:style>
    <style:style style:name="T8" style:family="text">
      <style:text-properties officeooo:rsid="003b7d36"/>
    </style:style>
    <style:style style:name="T9" style:family="text">
      <style:text-properties officeooo:rsid="0040f96b"/>
    </style:style>
    <style:style style:name="T10" style:family="text">
      <style:text-properties officeooo:rsid="0036c2cc"/>
    </style:style>
    <style:style style:name="T11" style:family="text">
      <style:text-properties fo:font-weight="normal" style:font-weight-asian="normal" style:font-weight-complex="normal"/>
    </style:style>
    <style:style style:name="T12" style:family="text">
      <style:text-properties fo:font-weight="normal" officeooo:rsid="0041c9f2" style:font-weight-asian="normal" style:font-weight-complex="normal"/>
    </style:style>
    <style:style style:name="T13" style:family="text">
      <style:text-properties fo:font-weight="normal" officeooo:rsid="004294e6" style:font-weight-asian="normal" style:font-weight-complex="normal"/>
    </style:style>
    <style:style style:name="T14" style:family="text">
      <style:text-properties officeooo:rsid="00461d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start text:name="__RefHeading__934_1266146281"/>Destin – <text:span text:style-name="T2">Générateur de vie amoureuse</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934_1266146281" text:style-name="Internet_20_link" text:visited-style-name="Internet_20_link">Destin – Générateur de vie amoureuse</text:a><text:tab/>1</text:p>
          <text:p text:style-name="P39"><text:a xlink:type="simple" xlink:href="#__RefHeading___Toc1567_2107091675" text:style-name="Internet_20_link" text:visited-style-name="Internet_20_link">I Caractéristiques de l'aventure</text:a><text:tab/>1</text:p>
          <text:p text:style-name="P41"><text:a xlink:type="simple" xlink:href="#__RefHeading___Toc1569_2107091675" text:style-name="Internet_20_link" text:visited-style-name="Internet_20_link">A Description</text:a><text:tab/>1</text:p>
          <text:p text:style-name="P41"><text:a xlink:type="simple" xlink:href="#__RefHeading___Toc1571_2107091675" text:style-name="Internet_20_link" text:visited-style-name="Internet_20_link">B Caractéristiques de base</text:a><text:tab/>1</text:p>
          <text:p text:style-name="P39"><text:a xlink:type="simple" xlink:href="#__RefHeading__1461_769659882" text:style-name="Internet_20_link" text:visited-style-name="Internet_20_link">II Caractéristiques obligatoires de personnage</text:a><text:tab/>1</text:p>
          <text:p text:style-name="P39"><text:a xlink:type="simple" xlink:href="#__RefHeading___Toc2200_2107091675" text:style-name="Internet_20_link" text:visited-style-name="Internet_20_link">III Caractérisation des autres personnages</text:a><text:tab/>2</text:p>
          <text:p text:style-name="P41"><text:a xlink:type="simple" xlink:href="#__RefHeading___Toc2202_2107091675" text:style-name="Internet_20_link" text:visited-style-name="Internet_20_link">A Liste de noms</text:a><text:tab/>2</text:p>
          <text:p text:style-name="P41"><text:a xlink:type="simple" xlink:href="#__RefHeading___Toc2204_2107091675" text:style-name="Internet_20_link" text:visited-style-name="Internet_20_link">B Liste de prénoms</text:a><text:tab/>2</text:p>
          <text:p text:style-name="P39"><text:a xlink:type="simple" xlink:href="#__RefHeading___Toc1573_2107091675" text:style-name="Internet_20_link" text:visited-style-name="Internet_20_link">IV Événements cruciaux</text:a><text:tab/>2</text:p>
          <text:p text:style-name="P39"><text:a xlink:type="simple" xlink:href="#__RefHeading___Toc2208_2107091675" text:style-name="Internet_20_link" text:visited-style-name="Internet_20_link">V Autres événements à ajouter</text:a><text:tab/>3</text:p>
        </text:index-body>
      </text:table-of-content>
      <text:h text:style-name="P23"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17">Ce mode est le déroulement d'une vie de personnage uniquement vu du point de vue amoureux. Les autres événements, en particulier familiaux, sont présents mais seulement si ils ont un effet sur cette vie amoureuse.</text:p>
      <text:p text:style-name="P17">Cette vie amoureuse est dans un sens très large qui inclue tout ce qui est sexuel, ainsi que les enfants.</text:p>
      <text:p text:style-name="P19">En théorie cette simulation peut inclure tous les types de personnages de toutes les époques mais par soucis de simplicité on va partir sur un homme né en 1940 et l'aventure commencera dans l'enfance, quelques années a<text:span text:style-name="T5">v</text:span>ant la puberté.</text:p>
      <text:p text:style-name="P14"/>
      <text:h text:style-name="Heading_20_3" text:outline-level="3"><text:bookmark-start text:name="__RefHeading___Toc1571_2107091675"/>Caractéristiques de base<text:bookmark-end text:name="__RefHeading___Toc1571_2107091675"/></text:h>
      <text:p text:style-name="P1">Aventure de type "<text:span text:style-name="T3">vie"</text:span>.</text:p>
      <text:p text:style-name="P4">Thèmes : </text:p>
      <text:list xml:id="list3118572085977107089" text:style-name="L1">
        <text:list-item>
          <text:p text:style-name="P25">Principaux : <text:span text:style-name="T3">Amour</text:span>.</text:p>
        </text:list-item>
        <text:list-item>
          <text:p text:style-name="P25">Complémentaires : Famille. <text:span text:style-name="T4">France. Europe.</text:span></text:p>
        </text:list-item>
      </text:list>
      <text:p text:style-name="P3">Vitesse : un tour par <text:span text:style-name="T3">semaine</text:span>.</text:p>
      <text:p text:style-name="P18">Quantité/type de choix : détermination <text:span text:style-name="T6">des caractéristiques </text:span>du personnage, et encore, facultativement</text:p>
      <text:p text:style-name="P3">Proba d'aucun événement : 0,<text:span text:style-name="T3">9</text:span></text:p>
      <text:p text:style-name="P38">Filtres réglables : détails sexuels présents ou pas <text:span text:style-name="T14">(par thème)</text:span></text:p>
      <text:p text:style-name="P1"/>
      <text:h text:style-name="P23" text:outline-level="2"><text:bookmark-start text:name="__RefHeading__1461_769659882"/>Caractéristiques obligatoires de personnage<text:bookmark-end text:name="__RefHeading__1461_769659882"/></text:h>
      <text:p text:style-name="P1">Les caractéristiques qui doivent être comptabilisées dans ce type d'aventure <text:span text:style-name="T1">d'autres apparaîtront en cours de partie)</text:span> : </text:p>
      <text:p text:style-name="P5"><text:soft-page-break/>Variables : </text:p>
      <text:list xml:id="list6234668079370026830" text:style-name="L2">
        <text:list-item>
          <text:p text:style-name="P26">sensibilité</text:p>
        </text:list-item>
        <text:list-item>
          <text:p text:style-name="P28">richesse</text:p>
        </text:list-item>
        <text:list-item>
          <text:p text:style-name="P29">sensualité (attirance pour tout e qui est nourriture, luxe, sexualité, alcool...)</text:p>
        </text:list-item>
        <text:list-item>
          <text:p text:style-name="P30">envie d'enfants</text:p>
        </text:list-item>
        <text:list-item>
          <text:p text:style-name="P32">amour / attirance pour d'autres personnages</text:p>
        </text:list-item>
      </text:list>
      <text:p text:style-name="P2"/>
      <text:p text:style-name="P22">Définitives</text:p>
      <text:list xml:id="list3836134733273244182" text:style-name="L3">
        <text:list-item>
          <text:p text:style-name="P27">beauté de visage</text:p>
        </text:list-item>
        <text:list-item>
          <text:p text:style-name="P27">sexe</text:p>
        </text:list-item>
        <text:list-item>
          <text:p text:style-name="P27">beauté de corps</text:p>
        </text:list-item>
      </text:list>
      <text:p text:style-name="P2"/>
      <text:h text:style-name="Heading_20_2" text:outline-level="2"><text:bookmark-start text:name="__RefHeading___Toc2200_2107091675"/>Caractérisation des autres personnages<text:bookmark-end text:name="__RefHeading___Toc2200_2107091675"/></text:h>
      <text:p text:style-name="P15">Parfois les personnages ne sont que des caractéristiques du personnage principal mais parfois ils ont suffisament d'importance pour être caractérisés.</text:p>
      <text:p text:style-name="P15">Ici les caractérisés sonr </text:p>
      <text:list xml:id="list7764148815528854010" text:style-name="L4">
        <text:list-item>
          <text:p text:style-name="P33">l<text:span text:style-name="T7">a famille proche du personnage</text:span></text:p>
        </text:list-item>
        <text:list-item>
          <text:p text:style-name="P33">les <text:span text:style-name="T7">personnages d'intérêt amoureux pour le héros</text:span></text:p>
        </text:list-item>
      </text:list>
      <text:p text:style-name="P15">Liste des caractéristiques <text:span text:style-name="T8">des personnages d'intérêt amoureux </text:span>:</text:p>
      <text:list xml:id="list7280652958690174568" text:style-name="L5">
        <text:list-item>
          <text:p text:style-name="P34">attirance physique</text:p>
        </text:list-item>
        <text:list-item>
          <text:p text:style-name="P34">attirance sentimentale</text:p>
        </text:list-item>
        <text:list-item>
          <text:p text:style-name="P34">amitié</text:p>
        </text:list-item>
        <text:list-item>
          <text:p text:style-name="P35">portrait</text:p>
        </text:list-item>
        <text:list-item>
          <text:p text:style-name="P31">douceur</text:p>
        </text:list-item>
        <text:list-item>
          <text:p text:style-name="P31">envie d'enfants</text:p>
        </text:list-item>
        <text:list-item>
          <text:p text:style-name="P31"/>
        </text:list-item>
      </text:list>
      <text:h text:style-name="Heading_20_3" text:outline-level="3"><text:bookmark-start text:name="__RefHeading___Toc2202_2107091675"/>Liste de noms<text:bookmark-end text:name="__RefHeading___Toc2202_2107091675"/></text:h>
      <text:p text:style-name="P20">Cf noms français</text:p>
      <text:h text:style-name="Heading_20_3" text:outline-level="3"><text:bookmark-start text:name="__RefHeading___Toc2204_2107091675"/>Liste de prénoms<text:bookmark-end text:name="__RefHeading___Toc2204_2107091675"/></text:h>
      <text:p text:style-name="P20">Cf prénoms français</text:p>
      <text:p text:style-name="P20"/>
      <text:h text:style-name="Heading_20_2" text:outline-level="2"><text:bookmark-start text:name="__RefHeading___Toc1573_2107091675"/>Événements cruciaux<text:bookmark-end text:name="__RefHeading___Toc1573_2107091675"/></text:h>
      <text:p text:style-name="P6">événements qui doivent forcément arriver :</text:p>
      <text:p text:style-name="P8"><text:span text:style-name="Strong_20_Emphasis"><text:span text:style-name="T9">Puberté</text:span></text:span></text:p>
      <text:p text:style-name="P8"><text:soft-page-break/>Condition : </text:p>
      <text:p text:style-name="P8">Proba : </text:p>
      <text:p text:style-name="P9">Embranchements : aucun</text:p>
      <text:p text:style-name="P16">Effet durable : aucun</text:p>
      <text:p text:style-name="P10">Fin : </text:p>
      <text:p text:style-name="P21">Image : 2 premières pages <text:span text:style-name="T10">de la BD</text:span></text:p>
      <text:p text:style-name="P11">Texte : </text:p>
      <text:list xml:id="list4534059416606722323" text:style-name="L6">
        <text:list-item>
          <text:p text:style-name="P36">début : </text:p>
        </text:list-item>
        <text:list-item>
          <text:p text:style-name="P36"><text:span text:style-name="Strong_20_Emphasis"><text:span text:style-name="T11">Fin : </text:span></text:span></text:p>
        </text:list-item>
      </text:list>
      <text:p text:style-name="P12"><text:span text:style-name="Strong_20_Emphasis"><text:span text:style-name="T12">Caractéristiques événementielles liées : </text:span></text:span></text:p>
      <text:p text:style-name="P13"><text:span text:style-name="Strong_20_Emphasis"><text:span text:style-name="T13">pubere : si la puberté du héros est finie</text:span></text:span></text:p>
      <text:p text:style-name="P7"><text:span text:style-name="Strong_20_Emphasis"/></text:p>
      <text:h text:style-name="Heading_20_2" text:outline-level="2"><text:bookmark-start text:name="__RefHeading___Toc2208_2107091675"/>Autres événements à ajouter<text:bookmark-end text:name="__RefHeading___Toc2208_210709167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Class_20_haxe" style:display-name="Class haxe"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0H52M21S</meta:editing-duration>
    <meta:editing-cycles>420</meta:editing-cycles>
    <meta:generator>LibreOffice/5.0.4.2$Windows_x86 LibreOffice_project/2b9802c1994aa0b7dc6079e128979269cf95bc78</meta:generator>
    <dc:date>2018-01-07T18:34:12.957000000</dc:date>
    <meta:document-statistic meta:table-count="0" meta:image-count="0" meta:object-count="0" meta:page-count="3" meta:paragraph-count="70" meta:word-count="411" meta:character-count="2498" meta:non-whitespace-character-count="2173"/>
    <meta:user-defined meta:name="Info 1"/>
    <meta:user-defined meta:name="Info 2"/>
    <meta:user-defined meta:name="Info 3"/>
    <meta:user-defined meta:name="Info 4"/>
  </office:meta>
</office:document-meta>
</file>